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ssertionFailedException.AssertionFail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FailedException.AssertionFailedException( String message , Build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FailedException.AssertionFailedException( String message , Location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